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32pt" style:font-size-asian="32pt" style:font-size-complex="32pt"/>
    </style:style>
    <style:style style:name="P3" style:family="paragraph" style:parent-style-name="Standard">
      <style:paragraph-properties fo:text-align="start" style:justify-single-word="false"/>
      <style:text-properties style:font-name="Trebuchet MS" fo:font-size="32pt" style:font-size-asian="32pt" style:font-size-complex="32pt"/>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style:font-name="Trebuchet MS" fo:font-size="32pt" style:font-size-asian="32pt" style:font-size-complex="32pt"/>
    </style:style>
    <style:style style:name="T1" style:family="text">
      <style:text-properties style:font-name="Trebuchet MS" fo:font-size="32pt" style:font-size-asian="32pt" style:font-size-complex="3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kash</text:p>
      <text:p text:style-name="P1"/>
      <text:p text:style-name="P1"/>
      <text:p text:style-name="P1"/>
      <text:p text:style-name="P1"/>
      <text:p text:style-name="P1"/>
      <text:p text:style-name="P1"/>
      <text:p text:style-name="P1"/>
      <text:p text:style-name="P1"/>
      <text:p text:style-name="P1"/>
      <text:p text:style-name="P2"/>
      <text:p text:style-name="P3"><text:soft-page-break/>Matt: Ok, this one is for all of Darkness to consider here. <text:s/>Say Allah SWT wanted to create a lord over Dark things on Earth, but needed counsel with me and you all to begin a proper analysis of how that should proceed. <text:s/>I have a rough idea already but would like to hear the opinion of Darkness here.</text:p>
      <text:p text:style-name="P3"/>
      <text:p text:style-name="P3">Yushumuureh: <text:s/>He shall be dressed in garb we choose for him, know we have quite a selection that suits our interests!</text:p>
      <text:p text:style-name="P3"/>
      <text:p text:style-name="P3">Matt: <text:s/>I would wear scary shapes for you all when I visit your lands, <text:soft-page-break/>that is for sure, approved of course.</text:p>
      <text:p text:style-name="P3"/>
      <text:p text:style-name="P3">Karna Djinn: <text:s/>We say he shall lead with a foul tongue and know mercy and compassion in his step.</text:p>
      <text:p text:style-name="P3"/>
      <text:p text:style-name="P3">Kondureh: We approve that of Karna Djinn, as you say, we know it well indeed.</text:p>
      <text:p text:style-name="P3"/>
      <text:p text:style-name="P3">Matt: And so it will be, but I must remember a thing or two myself. <text:s/>I would say I would remind myself each time to make the dark consideration, but it would be wise to avoid thinking darkly in all subjects, wouldn't you say? <text:s/>For <text:soft-page-break/>example, to provide for mercy and compassion relies on this notion, for to think darkly in some regards is just obtuse of one to do, and there is no regard for reason in the dark understanding. <text:s/>I will keep it to myself, however, if not then at a later time, that foul unfolding about the situation. <text:s/>What is the other things to be said here about this dark ruler?</text:p>
      <text:p text:style-name="P3"/>
      <text:p text:style-name="P3">Shenzan: He will decree where it is necessary, that is certain, and will have armies at his disposal as weight against them for rebellions sake amen.</text:p>
      <text:p text:style-name="P3"/>
      <text:p text:style-name="P3"><text:soft-page-break/>Matt: I feel having an army is without purpose. <text:s/>For example, Allah SWT will intercede for Earth, that much is certain, but obviously the Dark Way is right, and we can apply extremes in ways that show them the failure of their ways over time. <text:s/>I think that is how I will deal with my enemies on Earth, whatever Allah SWT will provide for Earth's sovereignty itself against space foes is good enough for me, I'd say.</text:p>
      <text:p text:style-name="P3"/>
      <text:p text:style-name="P3">Shenzan: <text:s/>We would argue that but know your mercy, and did think that was a good way for the <text:soft-page-break/>leader of that idea to be. <text:s/>Know well we approve that candor, and see it is easy for one to consider that up close, but another thing to consider from afar. <text:s/>And know weight will come in handy, yes indeed it will Matthew.</text:p>
      <text:p text:style-name="P3"/>
      <text:p text:style-name="P3">Matt: <text:s/>I accept that, and will make a small use of what others align to provide in the sight of the new thing. <text:s/>I must run an errand, please excuse me. <text:s/>My apologies everybody, if we would continue I would like to address policy. <text:s/>How should I treat people in accordance with a true dark judgment practice, i.e. Some of <text:soft-page-break/>your options for consideration when targeting others.</text:p>
      <text:p text:style-name="P3"/>
      <text:p text:style-name="P3">Karna Djinn: <text:s/>We target based on opportunity, know a devils make when you see it!</text:p>
      <text:p text:style-name="P3"/>
      <text:p text:style-name="P3">Shenzan: <text:s/>We would offer ours, but you make yours so considerably well, where would we fit in?</text:p>
      <text:p text:style-name="P3"/>
      <text:p text:style-name="P3">Kondureh: <text:s/>We side with Shenzan and know your thoughts, you are wise enough to lecture that on your own, we feel.</text:p>
      <text:p text:style-name="P3"/>
      <text:p text:style-name="P3">Matt: Thank you all, then it will <text:soft-page-break/>be as wisely as can be accorded, and not set by other means. <text:s/>As for lording over dark authorities, I would say does the dark lord hold lordship over them, or is he recognized for what he is, hermit or king?</text:p>
      <text:p text:style-name="P3"/>
      <text:p text:style-name="P3">Shenzan: <text:s/>Approved there, as you say at the end. <text:s/>No force could determine that is the unwise scenario, know it right we see that even to ourselves as just, come as you are, Dark Lord, just as you are!</text:p>
      <text:p text:style-name="P3"/>
      <text:p text:style-name="P3">Matt: Very well, if there is no argument made then I would <text:soft-page-break/>confer it just like that.</text:p>
      <text:p text:style-name="P3"/>
      <text:p text:style-name="P3">Shaaku: <text:s/>We would say lord, but see that Matt agrees, and hold no weight against the motion. <text:s/>No people should be lorded by an individual like that, in rightful mind, that he pursue something and it be unjust on another indirectly.</text:p>
      <text:p text:style-name="P3"/>
      <text:p text:style-name="P3">Matt: And the opinions are heard, know well I finalize and say I will just be that one, no true lordship obtained. <text:s/>On utterance of Dark Language, some will study it and not bellow it, is this tolerable by devils?</text:p>
      <text:p text:style-name="P3"><text:soft-page-break/></text:p>
      <text:p text:style-name="P3">Shenzan: <text:s/>We would say do not encourage that, as it is useful to learn but not expel hot air in the same way. <text:s/>Know well we will torture those who try.</text:p>
      <text:p text:style-name="P3"/>
      <text:p text:style-name="P3">Matt: <text:s/>In my clever way I make it so, for your fun! <text:s/>The matter is closed, but some may offer retort.</text:p>
      <text:p text:style-name="P3"/>
      <text:p text:style-name="P3">Karna Djinn: <text:s/>You devil! <text:s/>Goodness me, where are your manners Matthew!</text:p>
      <text:p text:style-name="P3"/>
      <text:p text:style-name="P3">Matt: Know that I will bellow it right, and some will inevitably <text:soft-page-break/>follow that example. <text:s/>Ba'Kri will most likely be there to assist in that, in their way of tormenting.</text:p>
      <text:p text:style-name="P3"/>
      <text:p text:style-name="P3">Ba'Kri: <text:s/>We assert we will be present if a false bellow is launched from his mouth, over.</text:p>
      <text:p text:style-name="P3"/>
      <text:p text:style-name="P3">Matt: And probably with others, am I correct?</text:p>
      <text:p text:style-name="P3"/>
      <text:p text:style-name="P3">Ba'Kri: <text:s/>We respond for once and admit that.</text:p>
      <text:p text:style-name="P3"/>
      <text:p text:style-name="P3">Matt: Very well, then it's settled! <text:s/>Ah, the innocence! <text:s/>Is there any other consideration that some admire of a dark lord to be?</text:p>
      <text:p text:style-name="P3"><text:soft-page-break/></text:p>
      <text:p text:style-name="P3">Shenzan: <text:s/>We approve that former lecture of Matt, you devil man!</text:p>
      <text:p text:style-name="P3"/>
      <text:p text:style-name="P3">Matt: <text:s/>That very well accorded, I do have something from a Dark King, from Saudi Arabia, would everyone love to hear his words?</text:p>
      <text:p text:style-name="P3"/>
      <text:p text:style-name="P3">Shenzan: <text:s/>We see his mind, know he is waiting for his opportunity to knock on our door!</text:p>
      <text:p text:style-name="P3"/>
      <text:p text:style-name="P3">Matt: <text:s/>Then I open the channel, if his aides would assist him in knowing the time is now.</text:p>
      <text:p text:style-name="P3"/>
      <text:p text:style-name="P3">KSA: I offer that the Dark Lord <text:soft-page-break/>should be eminent over an army to carry girth, and this one represents the truth of the universe enough to recognize the importance of having one so we acknowledge that and send our help to this new dark lord, guiding us all!</text:p>
      <text:p text:style-name="P3"/>
      <text:p text:style-name="P3">Matt: Well, I see my little use manifesting, I really don't have any targeting data yet so no need to act, just know whoever it will be, if myself or otherwise will use it according to YOUR conditions, not his. <text:s/>That would be a rule I adopt on myself as well, to be bound by that for the sake that <text:soft-page-break/>future generations will also be beholden to it. <text:s/>Therein, set your rules amongst yourselves and if you feel you want to let me know here, do so, otherwise keep them to yourselves and Allah SWT will guide me to act on them. <text:s/>Would there be anything else from the King?</text:p>
      <text:p text:style-name="P3"/>
      <text:p text:style-name="P3">Matt: <text:s/>My apologies, the document got cut off. <text:s/>Let us proceed, so we now have the Practice of Love's Mysticism, meaning mysticism comes from the life garnered by actual dark love, only that we emulate it somehow through practice. <text:s/>It will <text:soft-page-break/>take some memorization, I do garner that, but making this practice gives me an idea. <text:s/>If there were many Dark Lords, what would they be like in formation?</text:p>
      <text:p text:style-name="P3"/>
      <text:p text:style-name="P3">Yushumuureh: <text:s/>Aligned on all the dark principles, representing the different races of devils, as though eminent representatives. <text:s/>That will be the maximum.</text:p>
      <text:p text:style-name="P3"/>
      <text:p text:style-name="P3">Matt: <text:s/>I like it, so therein it requires a large work. <text:s/>Each race would have to state their own intentions here with their representative, a taste in their mouth for it to be, and some will <text:soft-page-break/>never speak here. <text:s/>I would need them all to confer for that to be, but I do declare that, and who will claim me? <text:s/>Make that in your statement, whether you will or not, and I will choose wisely. <text:s/>Let us begin, though I wait for you all.</text:p>
      <text:p text:style-name="P3"/>
      <text:p text:style-name="P3">Shenzan: We declare Love for Matt, and keep him privately, denying you all the right to claim him! <text:s/>Be our representative, and understand the CLAW when it comes, scratching with malice, for we have accorded that of ourselves!</text:p>
      <text:p text:style-name="P3"/>
      <text:p text:style-name="P3">Yushumuureh: We say we wished <text:soft-page-break/>Matt, but would see him personally train another for us, that's our request for him or her, and know we tolerate that of others to promote!</text:p>
      <text:p text:style-name="P3"/>
      <text:p text:style-name="P3">Kondureh: We witness this of Shenzan, do know we wished him but claim him not, see to it HE is well apprised of knowledge concerning the dark arts, as Beluseh know it, certainly he will judge for us on the matter when it comes up for us.</text:p>
      <text:p text:style-name="P3"/>
      <text:p text:style-name="P3">Shamusu: We declare love for Matt, want to know if he will consider representing us. <text:s/>Make it <text:soft-page-break/>so that you know empathy over hatred, but disregard for sinners every which way you go about it.</text:p>
      <text:p text:style-name="P3"/>
      <text:p text:style-name="P3">Bolumeh: We love him, but wish a true representative of us, that would declare Mercy his calling and know a devils laughter.</text:p>
      <text:p text:style-name="P3"/>
      <text:p text:style-name="P3">Shaaku: We wish ours to be delegate of all things evil, that he know them in mind so well and exercise them very little, that one does us a service well with that.</text:p>
      <text:p text:style-name="P3"/>
      <text:p text:style-name="P3">Domua: We prefer not to lecture, do not assume we love this work.</text:p>
      <text:p text:style-name="P3"/>
      <text:p text:style-name="P3"><text:soft-page-break/>Ba'Kri: Put anything you like!</text:p>
      <text:p text:style-name="P3"/>
      <text:p text:style-name="P3">Salissuh: We offer not!</text:p>
      <text:p text:style-name="P3"/>
      <text:p text:style-name="P3">Beluseh: Do not offer anything to know us, for we are different indeed by right!</text:p>
      <text:p text:style-name="P3"/>
      <text:list xml:id="list5042273772038138188" text:style-name="L1">
        <text:list-item>
          <text:p text:style-name="P5"><text:span text:style-name="T1">Matt: I see you all, and will lord with Shenzan, but what I do is see your minds for you and make of the representatives as I see, knowing your intention. The Claw and other such relics of your intention will remain in some way, you will see it. <text:s/>I write the Book of Dark Intentions. <text:s/>Proceed to read it </text:span><text:soft-page-break/><text:span text:style-name="T1">and confer among yourselves, that is what the dark lord has become. <text:s/>Know I will rule with Shenzan in my proximity for as long as possible! <text:s/>And I admit my pupil I take will be wise indeed! <text:s/>I see no reason for the document to go on, but if there is something to argue then let us hear it!</text:span></text:p>
        </text:list-item>
      </text:list>
      <text:p text:style-name="P4"><text:span text:style-name="T1"/></text:p>
      <text:p text:style-name="P4"><text:span text:style-name="T1">Shenzan: <text:s/>We approve this doing, and see to it we lord over him very well indeed! <text:s/>Know our mysterious ways come to you for learning now, that you receive OUR signs and know them when you see them. <text:s/>We will be </text:span><text:soft-page-break/><text:span text:style-name="T1">watching you, dark lord of Shenzan! <text:s/>Know it full well the Queen wishes this to be said, I privately endure that you knew me as a love once, but know it not anymore because I am different, would you know me again that way sir?</text:span></text:p>
      <text:p text:style-name="P4"><text:span text:style-name="T1"/></text:p>
      <text:p text:style-name="P4"><text:span text:style-name="T1">Matt: <text:s/>Well, different is different in a big way but I will confer it to you most privately. <text:s/>If there is nothing else to say, then let the matter be closed. <text:s/>Then let the case be settled, end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0T12:55:29.57</meta:creation-date>
    <meta:editing-duration>PT1M</meta:editing-duration>
    <meta:editing-cycles>2</meta:editing-cycles>
    <meta:generator>OpenOffice/4.1.8$Win32 OpenOffice.org_project/418m3$Build-9803</meta:generator>
    <meta:document-statistic meta:table-count="0" meta:image-count="0" meta:object-count="0" meta:page-count="21" meta:paragraph-count="49" meta:word-count="1760" meta:character-count="9304"/>
    <dc:date>2022-09-20T13:11:44.04</dc:date>
  </office:meta>
</office:document-meta>
</file>